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B Nazanin" svg:font-family="'B Nazani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end" style:justify-single-word="false" style:writing-mode="rl-tb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 style:writing-mode="rl-tb"/>
    </style:style>
    <style:style style:name="P5" style:family="paragraph" style:parent-style-name="Table_20_Contents">
      <style:paragraph-properties fo:text-align="end" style:justify-single-word="false" style:writing-mode="rl-tb"/>
      <style:text-properties style:font-name="B Nazanin" fo:font-size="13pt" style:font-size-asian="13pt" style:font-name-complex="B Nazanin" style:font-size-complex="13pt"/>
    </style:style>
    <style:style style:name="P6" style:family="paragraph" style:parent-style-name="Table_20_Contents">
      <style:paragraph-properties fo:text-align="end" style:justify-single-word="false" style:writing-mode="rl-tb"/>
      <style:text-properties style:font-name="B Nazanin"/>
    </style:style>
    <style:style style:name="P7" style:family="paragraph" style:parent-style-name="Table_20_Contents">
      <style:paragraph-properties fo:text-align="end" style:justify-single-word="false" style:writing-mode="rl-tb"/>
      <style:text-properties style:font-name="B Nazanin" fo:font-size="13pt" style:font-size-asian="13pt" style:font-name-complex="B Nazanin" style:font-size-complex="13pt"/>
    </style:style>
    <style:style style:name="P8" style:family="paragraph" style:parent-style-name="Text_20_body">
      <style:paragraph-properties fo:text-align="end" style:justify-single-word="false" style:writing-mode="rl-tb"/>
      <style:text-properties style:font-name="B Nazanin"/>
    </style:style>
    <style:style style:name="P9" style:family="paragraph" style:parent-style-name="Header">
      <style:paragraph-properties fo:text-align="end" style:justify-single-word="false" style:writing-mode="rl-tb"/>
    </style:style>
    <style:style style:name="P10" style:family="paragraph">
      <style:paragraph-properties fo:text-align="end"/>
      <style:text-properties style:text-line-through-style="none" fo:font-family="'B Nazanin'" style:font-style-name="Bold" style:font-pitch="variable" fo:font-size="13pt" fo:font-style="normal" style:text-underline-style="none" fo:font-weight="normal"/>
    </style:style>
    <style:style style:name="P11" style:family="paragraph">
      <style:paragraph-properties fo:text-align="end"/>
      <style:text-properties style:text-line-through-style="none" fo:font-family="'B Nazanin'" style:font-style-name="Regular" style:font-pitch="variable" fo:font-size="13pt" fo:font-style="normal" style:text-underline-style="none" fo:font-weight="normal"/>
    </style:style>
    <style:style style:name="P12" style:family="paragraph">
      <style:paragraph-properties fo:text-align="end"/>
      <style:text-properties style:text-line-through-style="none" fo:font-family="'B Nazanin'" style:font-style-name="Regular" style:font-pitch="variable" fo:font-size="11pt" fo:font-style="normal" style:text-underline-style="none" fo:font-weight="normal"/>
    </style:style>
    <style:style style:name="P13" style:family="paragraph">
      <style:paragraph-properties fo:text-align="center"/>
      <style:text-properties style:text-line-through-style="none" fo:font-family="'B Titr'" style:font-style-name="Bold" style:font-pitch="variable" fo:font-size="20pt" fo:font-style="normal" style:text-underline-style="none" fo:font-weight="bold"/>
    </style:style>
    <style:style style:name="P14" style:family="paragraph">
      <style:paragraph-properties fo:text-align="center"/>
      <style:text-properties style:text-line-through-style="none" fo:font-family="'B Titr'" style:font-style-name="Bold" style:font-pitch="variable" fo:font-size="26pt" fo:font-style="normal" style:text-underline-style="none" fo:font-weight="bold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fa" style:country-complex="IR" style:font-style-complex="normal" style:font-weight-complex="normal" style:text-scale="100%" style:font-relief="none"/>
    </style:style>
    <style:style style:name="gr1" style:family="graphic">
      <style:graphic-properties fo:border="none #c0c0c0" style:writing-mode="rl-tb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true" form:apply-design-mode="false">
        <xforms:model id="Model 1">
          <xforms:instance id="Instance 1">
            <instanceData newAttribute="" string=""/>
          </xforms:instance>
          <xforms:bind id="Binding 1" nodeset="@newAttribute" type="xsd:date"/>
          <xforms:bind id="Binding 2" nodeset="@string" type="xsd:string"/>
          <xsd:schema/>
        </xforms:model>
        <form:form form:name="nameCo" form:apply-filter="true" form:enctype="application/text" form:command-type="table" form:control-implementation="ooo:com.sun.star.form.component.Form" office:target-frame="" xlink:href="" xlink:type="simple">
          <form:text form:name="noMov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Da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ocTyp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docDesc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nameCo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Doc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ontrol text:anchor-type="paragraph" draw:z-index="1" draw:name="noDae" draw:style-name="gr1" draw:text-style-name="P11" svg:width="0.985in" svg:height="0.3579in" svg:x="1.3291in" svg:y="-0.7189in" draw:control="control2"/><draw:control text:anchor-type="paragraph" draw:z-index="2" draw:name="date" draw:style-name="gr1" draw:text-style-name="P11" svg:width="0.985in" svg:height="0.3787in" svg:x="1.3291in" svg:y="-0.3457in" draw:control="control3"/><draw:control text:anchor-type="paragraph" draw:z-index="3" draw:name="docType" draw:style-name="gr1" draw:text-style-name="P11" svg:width="1.1815in" svg:height="0.4094in" svg:x="6.448in" svg:y="-1.1484in" draw:control="control4"/><draw:control text:anchor-type="paragraph" draw:z-index="5" draw:name="nameCo" draw:style-name="gr1" draw:text-style-name="P13" svg:width="1.7717in" svg:height="0.3941in" svg:x="2.9043in" svg:y="-1.1484in" draw:control="control6"/><draw:control text:anchor-type="paragraph" draw:z-index="6" draw:name="nameDoc" draw:style-name="gr1" draw:text-style-name="P14" svg:width="2.1661in" svg:height="0.7878in" svg:x="2.7071in" svg:y="-0.5583in" draw:control="control7"/><draw:control text:anchor-type="paragraph" draw:z-index="4" draw:name="docDesc" draw:style-name="gr1" draw:text-style-name="P12" svg:width="1.1815in" svg:height="0.3941in" svg:x="6.448in" svg:y="-0.5429in" draw:control="control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B Nazanin" svg:font-family="'B Nazani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5" style:family="table">
      <style:table-properties style:width="7.6972in" fo:margin-left="0in" fo:margin-right="-0.0021in" table:align="margins" style:writing-mode="rl-tb"/>
    </style:style>
    <style:style style:name="Table5.A" style:family="table-column">
      <style:table-column-properties style:column-width="2.4653in" style:rel-column-width="3195*"/>
    </style:style>
    <style:style style:name="Table5.B" style:family="table-column">
      <style:table-column-properties style:column-width="2.6667in" style:rel-column-width="3456*"/>
    </style:style>
    <style:style style:name="Table5.C" style:family="table-column">
      <style:table-column-properties style:column-width="2.5653in" style:rel-column-width="3324*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2.4653in" table:align="margins"/>
    </style:style>
    <style:style style:name="Table6.A" style:family="table-column">
      <style:table-column-properties style:column-width="1.2326in" style:rel-column-width="1607*"/>
    </style:style>
    <style:style style:name="Table6.1" style:family="table-row">
      <style:table-row-properties style:min-row-height="0.4271in"/>
    </style:style>
    <style:style style:name="Table6.A1" style:family="table-cell">
      <style:table-cell-properties style:vertical-align="middle" fo:padding="0in" fo:border="none"/>
    </style:style>
    <style:style style:name="Table6.B1" style:family="table-cell">
      <style:table-cell-properties style:vertical-align="bottom" fo:padding="0in" fo:border="none"/>
    </style:style>
    <style:style style:name="Table6.2" style:family="table-row">
      <style:table-row-properties style:min-row-height="0.4063in"/>
    </style:style>
    <style:style style:name="Table6.3" style:family="table-row">
      <style:table-row-properties style:min-row-height="0.375in"/>
    </style:style>
    <style:style style:name="Table7" style:family="table">
      <style:table-properties style:width="2.6667in" table:align="margins"/>
    </style:style>
    <style:style style:name="Table7.A" style:family="table-column">
      <style:table-column-properties style:column-width="2.6667in" style:rel-column-width="65535*"/>
    </style:style>
    <style:style style:name="Table7.1" style:family="table-row">
      <style:table-row-properties style:min-row-height="0.7083in"/>
    </style:style>
    <style:style style:name="Table7.A1" style:family="table-cell">
      <style:table-cell-properties style:vertical-align="middle" fo:padding="0in" fo:border="none"/>
    </style:style>
    <style:style style:name="Table7.2" style:family="table-row">
      <style:table-row-properties style:min-row-height="0.9063in"/>
    </style:style>
    <style:style style:name="Table8" style:family="table">
      <style:table-properties style:width="2.5653in" table:align="margins"/>
    </style:style>
    <style:style style:name="Table8.A" style:family="table-column">
      <style:table-column-properties style:column-width="1.2826in" style:rel-column-width="32767*"/>
    </style:style>
    <style:style style:name="Table8.1" style:family="table-row">
      <style:table-row-properties style:min-row-height="0.4271in"/>
    </style:style>
    <style:style style:name="Table8.A1" style:family="table-cell">
      <style:table-cell-properties style:vertical-align="middle" fo:padding="0in" fo:border="none"/>
    </style:style>
    <style:style style:name="Table8.2" style:family="table-row">
      <style:table-row-properties style:min-row-height="0.6563in"/>
    </style:style>
    <style:style style:name="MP1" style:family="paragraph" style:parent-style-name="Table_20_Contents">
      <style:paragraph-properties fo:text-align="end" style:justify-single-word="false" style:writing-mode="rl-tb"/>
      <style:text-properties style:font-name="B Nazanin" fo:font-size="13pt" style:font-size-asian="13pt" style:font-name-complex="B Nazanin" style:font-size-complex="13pt"/>
    </style:style>
    <style:style style:name="MP2" style:family="paragraph" style:parent-style-name="Text_20_body">
      <style:paragraph-properties fo:text-align="end" style:justify-single-word="false" style:writing-mode="rl-tb"/>
      <style:text-properties style:font-name="B Nazanin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end" style:justify-single-word="false" style:writing-mode="rl-tb"/>
    </style:style>
    <style:style style:name="MP5" style:family="paragraph" style:parent-style-name="Table_20_Contents">
      <style:paragraph-properties fo:text-align="end" style:justify-single-word="false" style:writing-mode="rl-tb"/>
      <style:text-properties style:font-name="B Nazanin"/>
    </style:style>
    <style:style style:name="MP6" style:family="paragraph" style:parent-style-name="Header">
      <style:paragraph-properties fo:text-align="end" style:justify-single-word="false" style:writing-mode="rl-tb"/>
    </style:style>
    <style:page-layout style:name="Mpm1">
      <style:page-layout-properties fo:page-width="9.2701in" fo:page-height="3.0098in" style:num-format="1" style:print-orientation="portrait" fo:margin-top="0.7874in" fo:margin-bottom="0.7874in" fo:margin-left="0.7874in" fo:margin-right="0.7874in" fo:background-color="transparent" style:writing-mode="rl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ight_20_Page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able:table table:name="Table6" table:style-name="Table6">
                <table:table-column table:style-name="Table6.A" table:number-columns-repeated="2"/>
                <table:table-row table:style-name="Table6.1">
                  <table:table-cell table:style-name="Table6.A1" office:value-type="string">
                    <text:p text:style-name="MP1">شماره موقت :</text:p>
                  </table:table-cell>
                  <table:table-cell table:style-name="Table6.B1" office:value-type="string">
                    <text:p text:style-name="MP2"/>
                  </table:table-cell>
                </table:table-row>
                <table:table-row table:style-name="Table6.2">
                  <table:table-cell table:style-name="Table6.A1" office:value-type="string">
                    <text:p text:style-name="MP1">شماره دائم :</text:p>
                  </table:table-cell>
                  <table:table-cell table:style-name="Table6.B1" office:value-type="string">
                    <text:p text:style-name="MP2"/>
                  </table:table-cell>
                </table:table-row>
                <table:table-row table:style-name="Table6.3">
                  <table:table-cell table:style-name="Table6.A1" office:value-type="string">
                    <text:p text:style-name="MP1">تاریخ سند :</text:p>
                  </table:table-cell>
                  <table:table-cell table:style-name="Table6.B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le5.A1" office:value-type="string">
              <table:table table:name="Table7" table:style-name="Table7">
                <table:table-column table:style-name="Table7.A"/>
                <table:table-row table:style-name="Table7.1">
                  <table:table-cell table:style-name="Table7.A1" office:value-type="string">
                    <text:p text:style-name="MP4"/>
                  </table:table-cell>
                </table:table-row>
                <table:table-row table:style-name="Table7.2">
                  <table:table-cell table:style-name="Table7.A1" office:value-type="string">
                    <text:p text:style-name="MP4"/>
                  </table:table-cell>
                </table:table-row>
              </table:table>
              <text:p text:style-name="MP3"/>
            </table:table-cell>
            <table:table-cell table:style-name="Table5.A1" office:value-type="string">
              <table:table table:name="Table8" table:style-name="Table8">
                <table:table-column table:style-name="Table8.A" table:number-columns-repeated="2"/>
                <table:table-row table:style-name="Table8.1">
                  <table:table-cell table:style-name="Table8.A1" office:value-type="string">
                    <text:p text:style-name="MP1">نوع سند :</text:p>
                  </table:table-cell>
                  <table:table-cell table:style-name="Table8.A1" office:value-type="string">
                    <text:p text:style-name="MP5"/>
                  </table:table-cell>
                </table:table-row>
                <table:table-row table:style-name="Table8.2">
                  <table:table-cell table:style-name="Table8.A1" office:value-type="string">
                    <text:p text:style-name="MP1">شرح سند :</text:p>
                  </table:table-cell>
                  <table:table-cell table:style-name="Table8.A1" office:value-type="string">
                    <text:p text:style-name="MP5"/>
                  </table:table-cell>
                </table:table-row>
              </table:table>
              <text:p text:style-name="MP3"/>
            </table:table-cell>
          </table:table-row>
        </table:table>
        <text:p text:style-name="MP6"/>
      </style:header>
    </style:master-page>
    <style:master-page style:name="Right_20_Page" style:display-name="Righ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n Zeynali</meta:initial-creator>
    <meta:creation-date>2017-07-02T11:51:27.12</meta:creation-date>
    <dc:date>2017-07-02T12:55:44.37</dc:date>
    <dc:creator>Amin Zeynali</dc:creator>
    <meta:editing-duration>PT47M25S</meta:editing-duration>
    <meta:editing-cycles>5</meta:editing-cycles>
    <meta:generator>OpenOffice/4.1.3$Win32 OpenOffice.org_project/413m1$Build-9783</meta:generator>
    <meta:document-statistic meta:table-count="4" meta:image-count="0" meta:object-count="0" meta:page-count="1" meta:paragraph-count="5" meta:word-count="15" meta:character-count="53"/>
  </office:meta>
</office:document-meta>
</file>